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252in"/>
    </style:style>
    <style:style style:name="co12" style:family="table-column">
      <style:table-column-properties fo:break-before="auto" style:column-width="1.7382in"/>
    </style:style>
    <style:style style:name="co13" style:family="table-column">
      <style:table-column-properties fo:break-before="auto" style:column-width="1.2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afd095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Field name</text:p>
          </table:table-cell>
          <table:table-cell table:style-name="ce18" office:value-type="string" calcext:value-type="string">
            <text:p>Endpoint</text:p>
          </table:table-cell>
          <table:table-cell table:style-name="ce10" office:value-type="string" calcext:value-type="string">
            <text:p>Bitmex</text:p>
          </table:table-cell>
          <table:table-cell table:style-name="ce10" office:value-type="string" calcext:value-type="string">
            <text:p>Possible values</text:p>
          </table:table-cell>
          <table:table-cell table:style-name="ce10" office:value-type="string" calcext:value-type="string">
            <text:p>Info</text:p>
          </table:table-cell>
        </table:table-row>
        <table:table-row table:style-name="ro1">
          <table:table-cell table:style-name="ce11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1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11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table:style-name="ce11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1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11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1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</text:span><text:span text:style-name="T1">possible funding </text:span><text:span text:style-name="T1">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</text:span><text:span text:style-name="T1">возможное </text:span><text:span text:style-name="T1">значение </text:span><text:span text:style-name="T1">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9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1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1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20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/v5/order/his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2 years onl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Field name</text:p>
          </table:table-cell>
          <table:table-cell/>
          <table:table-cell table:style-name="ce10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Default" office:value-type="string" calcext:value-type="string">
            <text:p>leavesQty</text:p>
          </table:table-cell>
          <table:table-cell table:style-name="ce11"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Time</text:p>
          </table:table-cell>
          <table:table-cell table:style-name="ce11"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table:style-name="ce11" office:value-type="string" calcext:value-type="string">
            <text:p>str, "Y-m-dTH:M:S.f"</text:p>
          </table:table-cell>
          <table:table-cell/>
        </table:table-row>
        <table:table-row table:style-name="ro1">
          <table:table-cell office:value-type="string" calcext:value-type="string">
            <text:p>execFee</text:p>
          </table:table-cell>
          <table:table-cell table:style-name="ce11" office:value-type="string" calcext:value-type="string">
            <text:p>str</text:p>
          </table:table-cell>
          <table:table-cell office:value-type="string" calcext:value-type="string">
            <text:p>commission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21" office:value-type="string" calcext:value-type="string">
            <text:p>orderPrice</text:p>
          </table:table-cell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1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1" office:value-type="string" calcext:value-type="string">
            <text:p>str</text:p>
          </table:table-cell>
          <table:table-cell office:value-type="string" calcext:value-type="string">
            <text:p>lastPx</text:p>
          </table:table-cell>
          <table:table-cell table:style-name="ce11" office:value-type="string" calcext:value-type="string">
            <text:p>float</text:p>
          </table:table-cell>
          <table:table-cell table:style-name="ce19"/>
        </table:table-row>
      </table:table>
      <table:table table:name="Open orders" table:style-name="ta1">
        <table:table-column table:style-name="co5" table:number-columns-repeated="2" table:default-cell-style-name="ce11"/>
        <table:table-column table:style-name="co10" table:default-cell-style-name="ce11"/>
        <table:table-column table:style-name="co9" table:default-cell-style-name="ce11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Field name</text:p>
          </table:table-cell>
          <table:table-cell table:style-name="Default"/>
          <table:table-cell table:style-name="ce10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field</text:span></text:p>
            </office:annotation>
            <text:p>orderLinkId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9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9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table table:name="w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0" office:value-type="string" calcext:value-type="string">
            <text:p>Bybit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/>
        </table:table-row>
        <table:table-row table:style-name="ro1">
          <table:table-cell table:style-name="ce8" office:value-type="string" calcext:value-type="string">
            <text:p>orderbook_stream</text:p>
          </table:table-cell>
          <table:table-cell office:value-type="string" calcext:value-type="string">
            <text:p>depth=50</text:p>
          </table:table-cell>
          <table:table-cell office:value-type="string" calcext:value-type="string">
            <text:p>orderBook10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table:style-name="ce8" office:value-type="string" calcext:value-type="string">
            <text:p>orderbook_stream</text:p>
          </table:table-cell>
          <table:table-cell office:value-type="string" calcext:value-type="string">
            <text:p>depth=1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table:style-name="ce8" office:value-type="string" calcext:value-type="string">
            <text:p>wallet_stream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<text:a xlink:href="https://bybit-exchange.github.io/docs/v5/websocket/private/wallet" xlink:type="simple">https://bybit-exchange.github.io/docs/v5/websocket/private/wallet</text:a></text:p>
          </table:table-cell>
        </table:table-row>
        <table:table-row table:style-name="ro1">
          <table:table-cell office:value-type="string" calcext:value-type="string">
            <text:p>order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order" xlink:type="simple">https://bybit-exchange.github.io/docs/v5/websocket/private/order</text:a></text:p>
          </table:table-cell>
        </table:table-row>
        <table:table-row table:style-name="ro1">
          <table:table-cell office:value-type="string" calcext:value-type="string">
            <text:p>execution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execution" xlink:type="simple">https://bybit-exchange.github.io/docs/v5/websocket/private/execution</text:a></text:p>
          </table:table-cell>
        </table:table-row>
        <table:table-row table:style-name="ro1">
          <table:table-cell office:value-type="string" calcext:value-type="string">
            <text:p>ticker_stream</text:p>
          </table:table-cell>
          <table:table-cell/>
          <table:table-cell office:value-type="string" calcext:value-type="string">
            <text:p>instrument</text:p>
          </table:table-cell>
          <table:table-cell office:value-type="string" calcext:value-type="string">
            <text:p><text:a xlink:href="https://bybit-exchange.github.io/docs/v5/websocket/public/ticker" xlink:type="simple">https://bybit-exchange.github.io/docs/v5/websocket/public/ticker</text:a></text:p>
          </table:table-cell>
        </table:table-row>
        <table:table-row table:style-name="ro1">
          <table:table-cell table:style-name="ce8" office:value-type="string" calcext:value-type="string">
            <text:p>position_stream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<text:a xlink:href="https://bybit-exchange.github.io/docs/v5/websocket/private/position" xlink:type="simple">https://bybit-exchange.github.io/docs/v5/websocket/private/position</text:a></text:p>
          </table:table-cell>
        </table:table-row>
        <table:table-row table:style-name="ro1">
          <table:table-cell office:value-type="string" calcext:value-type="string">
            <text:p>trade_stream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<text:a xlink:href="https://bybit-exchange.github.io/docs/v5/websocket/public/trade" xlink:type="simple">https://bybit-exchange.github.io/docs/v5/websocket/public/trade</text:a></text:p>
          </table:table-cell>
        </table:table-row>
      </table:table>
      <table:table table:name="Wallet" table:style-name="ta1">
        <table:table-column table:style-name="co12" table:default-cell-style-name="Default"/>
        <table:table-column table:style-name="co5" table:default-cell-style-name="ce11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account/wallet-balanc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_wallet_balance(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ou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Bybit name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/>
        </table:table-row>
        <table:table-row table:style-name="ro1">
          <table:table-cell table:style-name="ce11" office:value-type="string" calcext:value-type="string">
            <text:p>coin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currency</text:p>
          </table:table-cell>
          <table:table-cell table:style-name="ce11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walletBalan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lletBalance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realisedPnl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table:style-name="ce11" office:value-type="string" calcext:value-type="string">
            <text:p>equity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marginBalance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table:style-name="ce11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availableMargin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table:style-name="ce11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withdrawableMargin</text:p>
          </table:table-cell>
          <table:table-cell table:style-name="ce11" office:value-type="string" calcext:value-type="string">
            <text:p>int</text:p>
          </table:table-cell>
        </table:table-row>
      </table:table>
      <table:table table:name="Position" table:style-name="ta1">
        <table:table-column table:style-name="co1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/v5/position/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position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Bybit name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vg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liq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CAL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positionStatu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L24h</text:p>
          </table:table-cell>
          <table:table-cell/>
          <table:table-cell office:value-type="string" calcext:value-type="string">
            <text:p>ws.ticker_stream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08:45:42.788137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4-07T10:08:37.227633483</dc:date>
    <meta:editing-duration>P2DT17H38M52S</meta:editing-duration>
    <meta:editing-cycles>115</meta:editing-cycles>
    <meta:document-statistic meta:table-count="7" meta:cell-count="283" meta:object-count="0"/>
  </office:meta>
</office:document-meta>
</file>